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e2db1" style:font-size-asian="18pt" style:font-size-complex="18pt"/>
    </style:style>
    <style:style style:name="P2" style:family="paragraph" style:parent-style-name="Standard">
      <style:text-properties fo:font-size="18pt" officeooo:rsid="000e2db1" officeooo:paragraph-rsid="000e2db1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DQL - Crossmatch queries</text:p>
      <text:p text:style-name="P2"/>
      <text:p text:style-name="P2"><text:s text:c="4"/>Based on the current level of adoption of the geometric functions within the IVOA,</text:p>
      <text:p text:style-name="P2"><text:s text:c="4"/>the recomended method for performing a cross match JOIN query</text:p>
      <text:p text:style-name="P2"><text:s text:c="4"/>between source catalogs is to use the DISTANCE operator</text:p>
      <text:p text:style-name="P2"><text:s text:c="4"/>to select sources within a specified radius of each other.</text:p>
      <text:p text:style-name="P2"/>
      <text:p text:style-name="P2"><text:s text:c="4"/>WHERE</text:p>
      <text:p text:style-name="P2"><text:s text:c="8"/>DISTANCE(</text:p>
      <text:p text:style-name="P2"><text:s text:c="12"/>t1.ra,</text:p>
      <text:p text:style-name="P2"><text:s text:c="12"/>t1.dec,</text:p>
      <text:p text:style-name="P2"><text:s text:c="12"/>t2.ra,</text:p>
      <text:p text:style-name="P2"><text:s text:c="12"/>t2.dec</text:p>
      <text:p text:style-name="P2"><text:s text:c="12"/>) &lt; 0.1</text:p>
      <text:p text:style-name="P2"/>
      <text:p text:style-name="P2"><text:s text:c="4"/>Where possible, service implementations should optimise their database</text:p>
      <text:p text:style-name="P2"><text:s text:c="4"/>indexing to support this query structure.</text:p>
      <text:p text:style-name="P2"/>
      <text:p text:style-name="P2"><text:s text:c="4"/>Where possible, client application help files and tutorials should</text:p>
      <text:p text:style-name="P2"><text:s text:c="4"/>recomend this query structure.</text:p>
      <text:p text:style-name="P2"/>
      <text:p text:style-name="P2"/>
      <text:p text:style-name="P2">ADQL -types</text:p>
      <text:p text:style-name="P2"/>
      <text:p text:style-name="P2"><text:s text:c="4"/>The VO data types are defined in the DALI \citet{std:DALI} and</text:p>
      <text:p text:style-name="P2"><text:s text:c="4"/>VOTable \citet{std:VOTABLE} specifications.</text:p>
      <text:p text:style-name="P2"><text:s text:c="4"/></text:p>
      <text:p text:style-name="P2"><text:s text:c="4"/>The following table describes the data types that ADQL queries</text:p>
      <text:p text:style-name="P2"><text:s text:c="4"/>and their results may contain.</text:p>
      <text:p text:style-name="P2"/>
      <text:p text:style-name="P2"><text:soft-page-break/><text:s text:c="4"/>For details of how these data types shoul dbe serialised please</text:p>
      <text:p text:style-name="P2"><text:s text:c="4"/>refer to the DALI and VOTable specifications.</text:p>
      <text:p text:style-name="P2"/>
      <text:p text:style-name="P2"><text:s text:c="8"/>adql:BLOB <text:s text:c="6"/>adql:BLOB</text:p>
      <text:p text:style-name="P2"><text:s text:c="8"/>adql:CLOB <text:s text:c="6"/>adql:CLOB</text:p>
      <text:p text:style-name="P2"><text:s text:c="8"/>adql:TIMESTAMP <text:s/>timestamp</text:p>
      <text:p text:style-name="P2"><text:s text:c="8"/>adql:POINT <text:s text:c="5"/>point</text:p>
      <text:p text:style-name="P2"><text:s text:c="24"/>circle</text:p>
      <text:p text:style-name="P2"><text:s text:c="24"/>polygon</text:p>
      <text:p text:style-name="P2"/>
      <text:p text:style-name="P2"><text:s text:c="8"/>adql:REGION <text:s text:c="4"/>region &lt;-- deprecate/remove ?</text:p>
      <text:p text:style-name="P2"/>
      <text:p text:style-name="P2">ADQL - mod</text:p>
      <text:p text:style-name="P2"/>
      <text:p text:style-name="P2"><text:s text:c="4"/>The modulo operator returns the remainder, R, of the division of two integer values, M / N</text:p>
      <text:p text:style-name="P2"/>
      <text:p text:style-name="P2"><text:s text:c="8"/>M % N = R</text:p>
      <text:p text:style-name="P2"/>
      <text:p text:style-name="P2"><text:s text:c="4"/>where</text:p>
      <text:p text:style-name="P2"/>
      <text:p text:style-name="P2"><text:s text:c="8"/>R has the same sign as M</text:p>
      <text:p text:style-name="P2"><text:s text:c="8"/>|R| is less than |N|</text:p>
      <text:p text:style-name="P2"><text:s text:c="8"/>M = (K * N) + R for a given integer K</text:p>
      <text:p text:style-name="P2"/>
      <text:p text:style-name="P2"><text:s text:c="4"/>The results of the modulo operator on non-integer values is undefined</text:p>
      <text:p text:style-name="P2"><text:s text:c="4"/>and may be rejected as invalid.</text:p>
      <text:p text:style-name="P2"/>
      <text:p text:style-name="P2">------------------------</text:p>
      <text:p text:style-name="P2"/>
      <text:p text:style-name="P2">New WD planned end Nov</text:p>
      <text:p text:style-name="P2"/>
      <text:p text:style-name="P2">------------------------</text:p>
      <text:p text:style-name="P2"/>
      <text:p text:style-name="P2"><text:soft-page-break/>What about the BNF</text:p>
      <text:p text:style-name="P2"/>
      <text:p text:style-name="P2">The current BNF has not been validated.</text:p>
      <text:p text:style-name="P2">The current BNF is not machine readable.</text:p>
      <text:p text:style-name="P2"/>
      <text:p text:style-name="P2">------------------------</text:p>
      <text:p text:style-name="P2"/>
      <text:p text:style-name="P2">As far as I know ..</text:p>
      <text:p text:style-name="P2">No one has generated their parser directly from the BNF.</text:p>
      <text:p text:style-name="P2">- Anyone who has done this, please let me know.</text:p>
      <text:p text:style-name="P2"/>
      <text:p text:style-name="P2">As far as I know ..</text:p>
      <text:p text:style-name="P2">Most people have used the BNF as a human interpretable document, manually created their grammar files and then used those to generate their parser.</text:p>
      <text:p text:style-name="P2"/>
      <text:p text:style-name="P2">------------------------</text:p>
      <text:p text:style-name="P2"/>
      <text:p text:style-name="P2">I think we all agree</text:p>
      <text:p text:style-name="P2"/>
      <text:p text:style-name="P2">The BNF SHOULD be validated.</text:p>
      <text:p text:style-name="P2">The BNF SHOUKD be machine readable.</text:p>
      <text:p text:style-name="P2"/>
      <text:p text:style-name="P2">In theory it should be possible to create grammar files from the BNF and then used those to generate a parser.</text:p>
      <text:p text:style-name="P2"/>
      <text:p text:style-name="P2">As far as I know, no one has done this yet.</text:p>
      <text:p text:style-name="P2">- Anyone who has done this, please let me know.</text:p>
      <text:p text:style-name="P2"/>
      <text:p text:style-name="P2">------------------------</text:p>
      <text:p text:style-name="P2"/>
      <text:p text:style-name="P2">Lyonetta project in GitHub</text:p>
      <text:p text:style-name="P2"/>
      <text:p text:style-name="P2">* Collect queries that SHOULD be parsed as valid.</text:p>
      <text:p text:style-name="P2">* Collect queries that SHOULD NOT be parsed as valid.</text:p>
      <text:p text:style-name="P2"><text:soft-page-break/></text:p>
      <text:p text:style-name="P2">* Build a test framework to validate the BNF.</text:p>
      <text:p text:style-name="P2"/>
      <text:p text:style-name="P2"><text:s text:c="4"/>* Generate a gramar from the BNF.</text:p>
      <text:p text:style-name="P2"><text:s text:c="4"/>* Generate a parser from the grammar.</text:p>
      <text:p text:style-name="P2"><text:s text:c="4"/>* Parse the test queries and check for pass/fail.</text:p>
      <text:p text:style-name="P2"/>
      <text:p text:style-name="P2">* Volunteers welcome, clone the project and go for it.</text:p>
      <text:p text:style-name="P2">* Add test data and test queries.</text:p>
      <text:p text:style-name="P2">* Help develop validation frameworks.</text:p>
      <text:p text:style-name="P2"/>
      <text:p text:style-name="P2">------------------------</text:p>
      <text:p text:style-name="P2"/>
      <text:p text:style-name="P2">What about the BNF</text:p>
      <text:p text:style-name="P2"/>
      <text:p text:style-name="P2">The current BNF has not been validated.</text:p>
      <text:p text:style-name="P2">The current BNF is not machine readable.</text:p>
      <text:p text:style-name="P2"/>
      <text:p text:style-name="P2">How big an issue is this ?</text:p>
      <text:p text:style-name="P2"/>
      <text:p text:style-name="P2">------------------------</text:p>
      <text:p text:style-name="P2"/>
      <text:p text:style-name="P2">What about the BNF</text:p>
      <text:p text:style-name="P2"/>
      <text:p text:style-name="P2">1) Not an issue for 2.1, fix it in 2.2</text:p>
      <text:p text:style-name="P2"><text:s text:c="4"/>Continue with 2.1 WD, RFC and PR.</text:p>
      <text:p text:style-name="P2"><text:s text:c="4"/>Validate the BNF in 2.2</text:p>
      <text:p text:style-name="P2"><text:s text:c="4"/>'Rough concensus and running code'</text:p>
      <text:p text:style-name="P2"><text:s text:c="4"/></text:p>
      <text:p text:style-name="P2"><text:s text:c="4"/>We need to finish 2.1 now.</text:p>
      <text:p text:style-name="P2"><text:s text:c="4"/>Requirng machine validated BNF is a new requirement.</text:p>
      <text:p text:style-name="P2"><text:s text:c="4"/>The un-validatwewd BNF is already published.</text:p>
      <text:p text:style-name="P2"><text:s text:c="4"/></text:p>
      <text:p text:style-name="P2">2) Important issue now.</text:p>
      <text:p text:style-name="P2"><text:s text:c="4"/>We should not publish with un-validated BNF.</text:p>
      <text:p text:style-name="P2"><text:soft-page-break/><text:s text:c="4"/>Delay 2.1 until we have validation in place. </text:p>
      <text:p text:style-name="P2"><text:s text:c="4"/>'Two *validated* independant implementations'</text:p>
      <text:p text:style-name="P2"/>
      <text:p text:style-name="P2"><text:s text:c="4"/>We should not knowingly publishing bad code </text:p>
      <text:p text:style-name="P2"><text:s text:c="4"/>Machine validated BNF is the acceptance test.</text:p>
      <text:p text:style-name="P2"/>
      <text:p text:style-name="P2">3) Validate the core, drop the bits that don't work.</text:p>
      <text:p text:style-name="P2"/>
      <text:p text:style-name="P2"><text:s text:c="4"/>** This assumes the original core BNF is valid **</text:p>
      <text:p text:style-name="P2"/>
      <text:p text:style-name="P2"><text:s text:c="4"/>IF the original core is good, then start with that and require BNF patches for anything added in 2.1.</text:p>
      <text:p text:style-name="P2"><text:s text:c="4"/>If we don't have a valid patch, defer the item until we do.</text:p>
      <text:p text:style-name="P2"/>
      <text:p text:style-name="P2"><text:s text:c="4"/>Gets the main 2.1 changes out there. <text:s/></text:p>
      <text:p text:style-name="P2"/>
      <text:p text:style-name="P2">4) Drop the BNF, publish the document without it</text:p>
      <text:p text:style-name="P2"/>
      <text:p text:style-name="P2"><text:s text:c="4"/>** This only makes sense if the original core BNF is not valid **</text:p>
      <text:p text:style-name="P2"/>
      <text:p text:style-name="P2"><text:s text:c="4"/>Crazy .. but.</text:p>
      <text:p text:style-name="P2"><text:s text:c="4"/>Works if most people started with an SQL based BNF and added changes based on the document text, not the BNF.</text:p>
      <text:p text:style-name="P2"/>
      <text:p text:style-name="P2"><text:s text:c="4"/>Continue with 2.1 WD, RFC and PR, without the BNF.</text:p>
      <text:p text:style-name="P2"><text:s text:c="4"/>Create a machine validated BNF for 2.2</text:p>
      <text:p text:style-name="P2"/>
      <text:p text:style-name="P2">5) Review the current state, decide later</text:p>
      <text:p text:style-name="P2"/>
      <text:p text:style-name="P2"><text:s text:c="4"/>a) Just how bad is the current core BNF ?</text:p>
      <text:p text:style-name="P2"><text:s text:c="4"/>b) How complicated will the validation process be ?</text:p>
      <text:p text:style-name="P2"/>
      <text:p text:style-name="P2"><text:s text:c="4"/>Pragmatic, but ...</text:p>
      <text:p text:style-name="P2"><text:s text:c="4"/>In reality, this means delay the choice until May.</text:p>
      <text:p text:style-name="P2"><text:soft-page-break/></text:p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09:25.418517751</meta:creation-date>
    <dc:date>2016-10-21T14:28:01.511832302</dc:date>
    <meta:editing-duration>PT18M36S</meta:editing-duration>
    <meta:editing-cycles>1</meta:editing-cycles>
    <meta:document-statistic meta:table-count="0" meta:image-count="0" meta:object-count="0" meta:page-count="6" meta:paragraph-count="109" meta:word-count="709" meta:character-count="4420" meta:non-whitespace-character-count="3403"/>
    <meta:generator>LibreOffice/5.0.6.2$Linux_X86_64 LibreOffice_project/00$Build-2</meta:generator>
  </office:meta>
</office:document-meta>
</file>